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8c9b6"/>
    </style:style>
    <style:style style:name="gr2" style:family="graphic" style:parent-style-name="standard">
      <style:graphic-properties draw:stroke="none" svg:stroke-width="0.001cm" draw:fill-color="#4e503e"/>
    </style:style>
    <style:style style:name="gr3" style:family="graphic" style:parent-style-name="standard">
      <style:graphic-properties draw:stroke="none" svg:stroke-width="0.001cm" draw:fill-color="#b6b79e"/>
    </style:style>
    <style:style style:name="gr4" style:family="graphic" style:parent-style-name="standard">
      <style:graphic-properties draw:stroke="none" svg:stroke-width="0.001cm" draw:fill-color="#7b7c5c"/>
    </style:style>
    <style:style style:name="gr5" style:family="graphic" style:parent-style-name="standard">
      <style:graphic-properties draw:stroke="none" svg:stroke-width="0.001cm" draw:fill-color="#131516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3.931cm" svg:y="-5cm"/>
          <draw:glue-point draw:id="5" svg:x="5cm" svg:y="-5cm"/>
          <draw:glue-point draw:id="6" svg:x="0.536cm" svg:y="-5cm"/>
          <draw:glue-point draw:id="7" svg:x="-5cm" svg:y="5cm"/>
          <draw:glue-point draw:id="8" svg:x="3.944cm" svg:y="5cm"/>
          <draw:glue-point draw:id="9" svg:x="-0.528cm" svg:y="5cm"/>
          <draw:glue-point draw:id="10" svg:x="-5cm" svg:y="-3.782cm"/>
          <draw:glue-point draw:id="11" svg:x="-5cm" svg:y="0.607cm"/>
          <draw:glue-point draw:id="12" svg:x="5cm" svg:y="3.774cm"/>
          <draw:glue-point draw:id="13" svg:x="5cm" svg:y="-0.615cm"/>
          <draw:glue-point draw:id="14" svg:x="0.002cm" svg:y="-0.002cm"/>
          <draw:polygon draw:style-name="gr1" draw:layer="layout" svg:width="2.28cm" svg:height="0.244cm" svg:x="0.007cm" svg:y="0.007cm" svg:viewBox="0 0 2281 245" draw:points="0,245 243,0 2281,0 2038,245">
            <text:p/>
          </draw:polygon>
          <draw:polygon draw:style-name="gr2" draw:layer="layout" svg:width="0.254cm" svg:height="0.256cm" svg:x="0.002cm" svg:y="0cm" svg:viewBox="0 0 255 257" draw:points="249,0 244,1 0,246 10,257 255,12">
            <text:p/>
          </draw:polygon>
          <draw:polygon draw:style-name="gr2" draw:layer="layout" svg:width="2.042cm" svg:height="0.015cm" svg:x="0.251cm" svg:y="0cm" svg:viewBox="0 0 2043 16" draw:points="2043,13 2037,0 0,0 0,16 2037,16">
            <text:p/>
          </draw:polygon>
          <draw:polygon draw:style-name="gr2" draw:layer="layout" svg:width="0.253cm" svg:height="0.256cm" svg:x="2.039cm" svg:y="0.002cm" svg:viewBox="0 0 254 257" draw:points="5,257 10,254 254,10 243,0 0,244">
            <text:p/>
          </draw:polygon>
          <draw:polygon draw:style-name="gr2" draw:layer="layout" svg:width="2.043cm" svg:height="0.015cm" svg:x="0.002cm" svg:y="0.244cm" svg:viewBox="0 0 2044 16" draw:points="0,2 5,16 2044,16 2044,0 5,0">
            <text:p/>
          </draw:polygon>
          <draw:polygon draw:style-name="gr3" draw:layer="layout" svg:width="2.037cm" svg:height="1.741cm" svg:x="0.007cm" svg:y="0.251cm" svg:viewBox="0 0 2038 1742" draw:points="0,0 2038,0 2038,1742 0,1742">
            <text:p/>
          </draw:polygon>
          <draw:polygon draw:style-name="gr2" draw:layer="layout" svg:width="2.044cm" svg:height="0.015cm" svg:x="0.007cm" svg:y="0.244cm" svg:viewBox="0 0 2045 16" draw:points="2045,8 2037,0 0,0 0,16 2037,16">
            <text:p/>
          </draw:polygon>
          <draw:polygon draw:style-name="gr2" draw:layer="layout" svg:width="0.015cm" svg:height="1.749cm" svg:x="2.037cm" svg:y="0.251cm" svg:viewBox="0 0 16 1750" draw:points="8,1750 16,1742 16,0 0,0 0,1742">
            <text:p/>
          </draw:polygon>
          <draw:polygon draw:style-name="gr2" draw:layer="layout" svg:width="2.045cm" svg:height="0.015cm" svg:x="0cm" svg:y="1.985cm" svg:viewBox="0 0 2046 16" draw:points="0,7 7,16 2046,16 2046,0 7,0">
            <text:p/>
          </draw:polygon>
          <draw:polygon draw:style-name="gr2" draw:layer="layout" svg:width="0.015cm" svg:height="1.749cm" svg:x="0cm" svg:y="0.244cm" svg:viewBox="0 0 16 1750" draw:points="8,0 0,7 0,1750 16,1750 16,7">
            <text:p/>
          </draw:polygon>
          <draw:polygon draw:style-name="gr4" draw:layer="layout" svg:width="0.243cm" svg:height="1.985cm" svg:x="2.045cm" svg:y="0.007cm" svg:viewBox="0 0 244 1986" draw:points="0,1986 244,1743 244,0 0,243">
            <text:p/>
          </draw:polygon>
          <draw:polygon draw:style-name="gr2" draw:layer="layout" svg:width="0.255cm" svg:height="0.254cm" svg:x="2.04cm" svg:y="1.744cm" svg:viewBox="0 0 256 255" draw:points="256,5 243,0 0,244 10,255 253,10">
            <text:p/>
          </draw:polygon>
          <draw:polygon draw:style-name="gr2" draw:layer="layout" svg:width="0.015cm" svg:height="1.748cm" svg:x="2.28cm" svg:y="0.002cm" svg:viewBox="0 0 16 1749" draw:points="2,0 0,5 0,1749 16,1749 16,5">
            <text:p/>
          </draw:polygon>
          <draw:polygon draw:style-name="gr2" draw:layer="layout" svg:width="0.256cm" svg:height="0.254cm" svg:x="2.037cm" svg:y="0.002cm" svg:viewBox="0 0 257 255" draw:points="0,249 12,255 257,10 246,0 2,244">
            <text:p/>
          </draw:polygon>
          <draw:polygon draw:style-name="gr2" draw:layer="layout" svg:width="0.015cm" svg:height="1.747cm" svg:x="2.037cm" svg:y="0.251cm" svg:viewBox="0 0 16 1748" draw:points="13,1748 16,1742 15,0 0,0 0,1742">
            <text:p/>
          </draw:polygon>
          <draw:polygon draw:style-name="gr5" draw:layer="layout" svg:width="0.49cm" svg:height="0.246cm" svg:x="0.766cm" svg:y="0.333cm" svg:viewBox="0 0 491 247" draw:points="245,0 0,247 491,247">
            <text:p/>
          </draw:polygon>
          <draw:polygon draw:style-name="gr5" draw:layer="layout" svg:width="0.49cm" svg:height="0.246cm" svg:x="0.766cm" svg:y="1.636cm" svg:viewBox="0 0 491 247" draw:points="245,247 491,0 0,0">
            <text:p/>
          </draw:polygon>
          <draw:polygon draw:style-name="gr5" draw:layer="layout" svg:width="0.245cm" svg:height="0.49cm" svg:x="0.074cm" svg:y="0.906cm" svg:viewBox="0 0 246 491" draw:points="0,245 246,491 246,0">
            <text:p/>
          </draw:polygon>
          <draw:polygon draw:style-name="gr5" draw:layer="layout" svg:width="0.245cm" svg:height="0.49cm" svg:x="1.703cm" svg:y="0.906cm" svg:viewBox="0 0 246 491" draw:points="246,245 0,0 0,491">
            <text:p/>
          </draw:polygon>
          <draw:polygon draw:style-name="gr5" draw:layer="layout" svg:width="0.77cm" svg:height="0.565cm" svg:x="0.634cm" svg:y="0.903cm" svg:viewBox="0 0 771 566" draw:points="567,0 203,0 203,161 0,365 0,544 20,566 748,566 771,543 771,365 567,161">
            <text:p/>
          </draw:polygon>
          <draw:polygon draw:style-name="gr5" draw:layer="layout" svg:width="1.048cm" svg:height="0.392cm" svg:x="0.49cm" svg:y="0.713cm" svg:viewBox="0 0 1049 393" draw:points="625,3 563,0 445,0 355,8 259,30 173,60 104,98 47,150 0,239 0,349 42,393 183,393 224,350 224,251 201,251 218,184 325,136 401,124 457,121 530,120 587,122 665,131 743,153 806,172 849,250 828,250 828,351 869,392 1007,393 1049,350 1049,239 1012,171 943,103 871,61 795,30 690,9">
            <text:p/>
          </draw:polygon>
          <draw:polygon draw:style-name="gr6" draw:layer="layout" svg:width="0.49cm" svg:height="0.246cm" svg:x="0.781cm" svg:y="0.348cm" svg:viewBox="0 0 491 247" draw:points="245,0 0,247 491,247">
            <text:p/>
          </draw:polygon>
          <draw:polygon draw:style-name="gr6" draw:layer="layout" svg:width="0.49cm" svg:height="0.245cm" svg:x="0.781cm" svg:y="1.651cm" svg:viewBox="0 0 491 246" draw:points="245,246 491,0 0,0">
            <text:p/>
          </draw:polygon>
          <draw:polygon draw:style-name="gr6" draw:layer="layout" svg:width="0.245cm" svg:height="0.491cm" svg:x="0.089cm" svg:y="0.921cm" svg:viewBox="0 0 246 492" draw:points="0,246 246,492 246,0">
            <text:p/>
          </draw:polygon>
          <draw:polygon draw:style-name="gr6" draw:layer="layout" svg:width="0.245cm" svg:height="0.491cm" svg:x="1.718cm" svg:y="0.921cm" svg:viewBox="0 0 246 492" draw:points="246,246 0,0 0,492">
            <text:p/>
          </draw:polygon>
          <draw:polygon draw:style-name="gr6" draw:layer="layout" svg:width="0.769cm" svg:height="0.565cm" svg:x="0.65cm" svg:y="0.918cm" svg:viewBox="0 0 770 566" draw:points="567,0 202,0 202,161 0,365 0,544 20,566 747,566 770,543 770,365 567,161">
            <text:p/>
          </draw:polygon>
          <draw:polygon draw:style-name="gr6" draw:layer="layout" svg:width="1.048cm" svg:height="0.392cm" svg:x="0.505cm" svg:y="0.728cm" svg:viewBox="0 0 1049 393" draw:points="625,3 563,0 445,0 355,8 259,29 173,60 103,99 47,150 0,239 0,349 42,393 183,393 224,350 224,250 201,250 218,183 325,136 401,123 457,120 530,119 587,122 665,130 743,153 806,172 849,249 828,249 828,351 869,392 1007,393 1049,350 1049,239 1012,171 943,103 871,61 795,29 690,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BX</dc:title>
    <meta:creation-date>2011-02-07T16:38:40</meta:creation-date>
    <meta:editing-duration>P0D</meta:editing-duration>
    <meta:editing-cycles>1</meta:editing-cycles>
    <meta:document-statistic meta:object-count="28"/>
    <meta:generator>OpenOffice.org/3.3$Linux OpenOffice.org_project/330m20$Build-9567</meta:generator>
  </office:meta>
</office:document-meta>
</file>